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style:font-name="Liberation Mono" fo:font-size="11pt" style:font-size-asian="11pt" style:font-size-complex="11pt"/>
    </style:style>
    <style:style style:name="P2" style:family="paragraph" style:parent-style-name="Text_20_body" style:list-style-name="L1"/>
    <style:style style:name="T1" style:family="text">
      <style:text-properties style:font-name="Liberation Mono"/>
    </style:style>
    <style:style style:name="T2" style:family="text">
      <style:text-properties fo:font-size="1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size-asian="11pt"/>
    </style:style>
    <style:style style:name="T6" style:family="text">
      <style:text-properties style:font-size-complex="11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hat is SpectMorph?</text:h>
      <text:p text:style-name="Text_20_body"/>
      <text:p text:style-name="Text_20_body">SpectMorph is a collection of algorithms capable of creating new sounds from existing sounds. To do this, SpectMorph allows transforming sounds into a general model. Harmonic sounds such as the sound of one note of a piano or one note of a flute are good input data for the „encoder“ which builds a parametric model of the sound.</text:p>
      <text:p text:style-name="Text_20_body"/>
      <text:p text:style-name="Text_20_body">Right now (possibly this will change in future versions), the model consists of many successive frames (also called AudioBlocks in the source code), which contain two components:</text:p>
      <text:list xml:id="list1219474546" text:style-name="L1">
        <text:list-item>
          <text:p text:style-name="P2">a weighted sum of sines of different frequencies – this models the harmonic part of the sound</text:p>
        </text:list-item>
        <text:list-item>
          <text:p text:style-name="P2">an envelope describing the rest of the frame (after subtraction of the sines) as noise</text:p>
        </text:list-item>
      </text:list>
      <text:p text:style-name="Text_20_body">Once a model has been built, algorithms can use the models as a base for creating new sounds. Right now only the encoder and player are implemented, effectively limiting SpectMorph to recreating sounds that were already provided as input; so nothing additional is gained this way. However, using smenc and smplay can help debugging the encoder/decoder, this is one of the goals of SpectMorph development right now.</text:p>
      <text:h text:style-name="Heading_20_2" text:outline-level="2">Building a model with smenc</text:h>
      <text:p text:style-name="Text_20_body">Assuming that you have a wave file of a piano called piano.wav</text:p>
      <text:p text:style-name="P1">$ smenc piano.wav piano.sm</text:p>
      <text:p text:style-name="Text_20_body">will build a model from the sample. Please refer to the smenc manual page for details about the options that can be used. Commonly -O <text:span text:style-name="T3">level</text:span> and -m <text:span text:style-name="T3">midi-note </text:span><text:span text:style-name="T4">can be used, for instance like this:</text:span></text:p>
      <text:p text:style-name="Text_20_body">$ smenc -O1 -m 24 piano.wav piano.sm</text:p>
      <text:h text:style-name="Heading_20_2" text:outline-level="2">Resynthesis from a model</text:h>
      <text:p text:style-name="P1">$ smplay piano.sm</text:p>
      <text:p text:style-name="Text_20_body">will play the model. The options are documented in the smplay manual page.</text:p>
      <text:h text:style-name="Heading_20_2" text:outline-level="2">Visualizing a model</text:h>
      <text:p text:style-name="P1">$ smvisualize piano.sm piano.png db</text:p>
      <text:p text:style-name="Text_20_body">will produce a png in which the original fft analysis data (black/white) will be drawn, as well as the partials used by the model (red). Some more information is available in the smvisualize manual page.</text:p>
      <text:p text:style-name="Text_20_body"/>
      <text:h text:style-name="Heading_20_2" text:outline-level="2">Comments/Questions:</text:h>
      <text:p text:style-name="Standard">stefan@space.twc.d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5-03T18:56:48</meta:creation-date>
    <dc:date>2010-05-15T15:37:12</dc:date>
    <meta:editing-cycles>2</meta:editing-cycles>
    <meta:editing-duration>PT00H41M50S</meta:editing-duration>
    <meta:document-statistic meta:table-count="0" meta:image-count="0" meta:object-count="0" meta:page-count="1" meta:paragraph-count="19" meta:word-count="319" meta:character-count="1875"/>
    <meta:user-defined meta:name="Info 1"/>
    <meta:user-defined meta:name="Info 2"/>
    <meta:user-defined meta:name="Info 3"/>
    <meta:user-defined meta:name="Info 4"/>
  </office:meta>
</office:document-meta>
</file>